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 Mitra" svg:font-family="'B Mitra'"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language-complex="fa" style:country-complex="IR"/>
    </style:style>
    <style:style style:name="P2" style:family="paragraph" style:parent-style-name="سندهای_20_من">
      <style:text-properties style:language-complex="fa" style:country-complex="IR"/>
    </style:style>
    <style:style style:name="P3" style:family="paragraph" style:parent-style-name="سندهای_20_من" style:master-page-name="Standard">
      <style:paragraph-properties style:page-number="auto"/>
      <style:text-properties style:language-complex="fa" style:country-complex="IR"/>
    </style:style>
    <style:style style:name="P4" style:family="paragraph" style:parent-style-name="سندهای_20_من" style:list-style-name="WWNum1">
      <style:text-properties style:language-complex="fa" style:country-complex="IR"/>
    </style:style>
    <style:style style:name="P5" style:family="paragraph" style:parent-style-name="سندهای_20_من" style:list-style-name="WWNum1">
      <style:paragraph-properties fo:margin-top="0.423cm" fo:margin-bottom="0.353cm"/>
      <style:text-properties style:language-complex="fa" style:country-complex="IR"/>
    </style:style>
    <style:style style:name="P6" style:family="paragraph" style:parent-style-name="سندهای_20_من" style:list-style-name="WWNum1">
      <style:paragraph-properties fo:margin-left="0.63cm" fo:margin-right="0cm" fo:margin-top="0.423cm" fo:margin-bottom="0.353cm" fo:text-indent="0cm" style:auto-text-indent="false"/>
      <style:text-properties style:language-complex="fa" style:country-complex="IR"/>
    </style:style>
    <style:style style:name="P7" style:family="paragraph" style:parent-style-name="footnote_20_text" style:master-page-name="Converted1">
      <style:paragraph-properties style:page-number="auto"/>
    </style:style>
    <style:style style:name="P8" style:family="paragraph" style:parent-style-name="footnote_20_text" style:master-page-name="Converted2">
      <style:paragraph-properties style:page-number="auto"/>
    </style:style>
    <style:style style:name="P9" style:family="paragraph" style:parent-style-name="footnote_20_text" style:master-page-name="Converted3">
      <style:paragraph-properties style:page-number="auto"/>
    </style:style>
    <style:style style:name="P10" style:family="paragraph" style:parent-style-name="footnote_20_text" style:master-page-name="Converted4">
      <style:paragraph-properties style:page-number="auto"/>
    </style:style>
    <style:style style:name="P11" style:family="paragraph" style:parent-style-name="footnote_20_text" style:master-page-name="Converted5">
      <style:paragraph-properties style:page-number="auto"/>
    </style:style>
    <style:style style:name="P12" style:family="paragraph" style:parent-style-name="footnote_20_text" style:master-page-name="Converted6">
      <style:paragraph-properties style:page-number="auto"/>
    </style:style>
    <style:style style:name="P13" style:family="paragraph" style:parent-style-name="footnote_20_text" style:master-page-name="Converted7">
      <style:paragraph-properties style:page-number="auto"/>
    </style:style>
    <style:style style:name="P14" style:family="paragraph" style:parent-style-name="footnote_20_text" style:master-page-name="Converted8">
      <style:paragraph-properties style:page-number="auto"/>
    </style:style>
    <style:style style:name="P15" style:family="paragraph" style:parent-style-name="footnote_20_text" style:master-page-name="Converted9">
      <style:paragraph-properties style:page-number="auto"/>
    </style:style>
    <style:style style:name="P16" style:family="paragraph" style:parent-style-name="footnote_20_text" style:master-page-name="Converted10">
      <style:paragraph-properties style:page-number="auto"/>
    </style:style>
    <style:style style:name="P17" style:family="paragraph" style:parent-style-name="footnote_20_text" style:master-page-name="Converted11">
      <style:paragraph-properties style:page-number="auto"/>
    </style:style>
    <style:style style:name="P18" style:family="paragraph" style:parent-style-name="footnote_20_text" style:master-page-name="Converted12">
      <style:paragraph-properties style:page-number="auto"/>
    </style:style>
    <style:style style:name="P19" style:family="paragraph" style:parent-style-name="footnote_20_text" style:master-page-name="Converted13">
      <style:paragraph-properties style:page-number="auto"/>
    </style:style>
    <style:style style:name="P20" style:family="paragraph" style:parent-style-name="footnote_20_text" style:master-page-name="Converted14">
      <style:paragraph-properties style:page-number="auto"/>
    </style:style>
    <style:style style:name="P21" style:family="paragraph" style:parent-style-name="footnote_20_text" style:master-page-name="Converted15">
      <style:paragraph-properties style:page-number="auto"/>
    </style:style>
    <style:style style:name="P22" style:family="paragraph" style:parent-style-name="footnote_20_text" style:master-page-name="Converted16">
      <style:paragraph-properties style:page-number="auto"/>
    </style:style>
    <style:style style:name="P23" style:family="paragraph" style:parent-style-name="footnote_20_text" style:master-page-name="Converted17">
      <style:paragraph-properties style:page-number="auto"/>
    </style:style>
    <style:style style:name="P24" style:family="paragraph" style:parent-style-name="footnote_20_text" style:master-page-name="Converted18">
      <style:paragraph-properties style:page-number="auto"/>
    </style:style>
    <style:style style:name="P25" style:family="paragraph" style:parent-style-name="footnote_20_text" style:master-page-name="Converted19">
      <style:paragraph-properties style:page-number="auto"/>
    </style:style>
    <style:style style:name="P26" style:family="paragraph" style:parent-style-name="footnote_20_text" style:master-page-name="Converted20">
      <style:paragraph-properties style:page-number="auto"/>
    </style:style>
    <style:style style:name="T1" style:family="text">
      <style:text-properties fo:font-size="16pt" fo:font-style="italic" fo:font-weight="bold" style:font-size-asian="16pt" style:font-style-asian="italic" style:font-weight-asian="bold" style:font-size-complex="16pt"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9pt" style:font-size-asian="9pt" style:font-size-complex="9pt" style:language-complex="fa" style:country-complex="IR"/>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etWitness</text:span><text:span text:style-name="T3"> ، یک بستر نرم افزاری انقلاب گونه برای نظارت بر شبکه</text:span></text:p>
      <text:p text:style-name="P2">شرکت امنیت شبکه <text:span text:style-name="T6">NetWitness</text:span> تحت نظر شرکت امنیتی <text:span text:style-name="T6">RSA</text:span><text:span text:style-name="T2"> </text:span><text:span text:style-name="T6">Security</text:span>، زیرمجموعه امنیت اطلاعات غول اطلاعاتی <text:span text:style-name="T6">EMC</text:span>، به فعالیت در زمینهی مشاهده بلادرنگ فعالیتهای شبکه و مجسم سازی اطلاعات و ترافیک عبوری از شبکه میپردازد. یکی از محصولات ارائه شده توسط این شرکت، بستهی امنیتی <text:span text:style-name="T6">Informer</text:span> است. </text:p>
      <text:p text:style-name="P2"><text:span text:style-name="T6">Informer</text:span> (<text:span text:style-name="T2">خبرچین</text:span>) به عنوان بخشی از مجموعه برنامههای امنیتی شرکت <text:span text:style-name="T6">NetWitness</text:span>، نرم افزاری است برای مجسم سازی<text:note text:id="ftn1" text:note-class="footnote"><text:note-citation>1</text:note-citation><text:note-body><text:p text:style-name="P7"><text:span text:style-name="T4">Visualization</text:span></text:p></text:note-body></text:note>، هشداردهی<text:note text:id="ftn2" text:note-class="footnote"><text:note-citation>2</text:note-citation><text:note-body><text:p text:style-name="P8"><text:span text:style-name="T4">Alerting</text:span></text:p></text:note-body></text:note>، گزارش دهی<text:note text:id="ftn3" text:note-class="footnote"><text:note-citation>3</text:note-citation><text:note-body><text:p text:style-name="P9"><text:span text:style-name="T4">Reporting</text:span></text:p></text:note-body></text:note> و آگاهی دهی موقعیتی بلادرنگ<text:note text:id="ftn4" text:note-class="footnote"><text:note-citation>4</text:note-citation><text:note-body><text:p text:style-name="P10"><text:span text:style-name="T4">Real-time</text:span><text:span text:style-name="T9"> </text:span><text:span text:style-name="T4">Situational Awareness</text:span></text:p></text:note-body></text:note> (از وضعیت امنیتی) در مقیاس سازمانی. این نرم افزار با امکان برجسته سازی ناحیههای بحرانی، که در محصولات امنیت شبکهی پیشین به عنوان نقاط کور مغفول میماندند، به بهبود کارایی این محصولات کمک میکند. </text:p>
      <text:p text:style-name="P2">با در اختیار داشتن هر جلسه<text:note text:id="ftn5" text:note-class="footnote"><text:note-citation>5</text:note-citation><text:note-body><text:p text:style-name="P11"><text:span text:style-name="T4">Session</text:span></text:p></text:note-body></text:note>، ارتباط<text:note text:id="ftn6" text:note-class="footnote"><text:note-citation>6</text:note-citation><text:note-body><text:p text:style-name="P12"><text:span text:style-name="T4">Communication</text:span></text:p></text:note-body></text:note>، خدمت<text:note text:id="ftn7" text:note-class="footnote"><text:note-citation>7</text:note-citation><text:note-body><text:p text:style-name="P13"><text:span text:style-name="T4">Service</text:span></text:p></text:note-body></text:note>، برنامه<text:note text:id="ftn8" text:note-class="footnote"><text:note-citation>8</text:note-citation><text:note-body><text:p text:style-name="P14"><text:span text:style-name="T4">Application</text:span></text:p></text:note-body></text:note> و فعالیت<text:note text:id="ftn9" text:note-class="footnote"><text:note-citation>9</text:note-citation><text:note-body><text:p text:style-name="P15"><text:span text:style-name="T4">Activity</text:span></text:p></text:note-body></text:note> ضبط شدهی کاربر و امکان بازسازی و در معرض تحلیل بودن آنها، امکانات و آن چه میتوان با <text:span text:style-name="T2">خبرچین</text:span> کرد، بی پایان است!! </text:p>
      <text:p text:style-name="P2">با رویکرد مبتنی بر قاعدهی <text:span text:style-name="T2">خبرچین</text:span> و در اختیار گذاشتن صفحهی آماری مناسب، مواردی نظیر آنچه در زیر میآید، به سرعت آشکار میشود :</text:p>
      <text:list xml:id="list10928480501" text:style-name="WWNum1">
        <text:list-item>
          <text:p text:style-name="P5">بدافزارهای ناشناختهای<text:note text:id="ftn10" text:note-class="footnote"><text:note-citation>10</text:note-citation><text:note-body><text:p text:style-name="P16"><text:span text:style-name="T4">Zero-Day Malware</text:span></text:p></text:note-body></text:note> که هنوز برای آنها نابودکننده<text:note text:id="ftn11" text:note-class="footnote"><text:note-citation>11</text:note-citation><text:note-body><text:p text:style-name="P17"><text:span text:style-name="T4">Anti-Virus or Anti-Trojan</text:span></text:p></text:note-body></text:note>ای در اختیار نیست، و در زمان کوتاهی به بهرهبرداری از نقاط آسیب میپردازند.</text:p>
        </text:list-item>
        <text:list-item>
          <text:p text:style-name="P5"><text:soft-page-break/>شبکه کامپیوترهای متصل به اینترنتی که دیوارههای امنیتی آنها شکافته شده و کنترل آنها به دست یک نرم افزار مخرب افتاده و ناخودآگاه به ارسال هرزنامه برای سایر کامپیوترهای درون اینترنت میپردازند<text:note text:id="ftn12" text:note-class="footnote"><text:note-citation>12</text:note-citation><text:note-body><text:p text:style-name="P18"><text:span text:style-name="T4">Botnets (Zombie Army)</text:span></text:p></text:note-body></text:note>.</text:p>
        </text:list-item>
        <text:list-item>
          <text:p text:style-name="P5">روشها یا تاکتیکهای فرار از سیاستهای امنیتی<text:note text:id="ftn13" text:note-class="footnote"><text:note-citation>13</text:note-citation><text:note-body><text:p text:style-name="P19"><text:span text:style-name="T4">Policy Evasion Tactics</text:span></text:p></text:note-body></text:note>.</text:p>
        </text:list-item>
        <text:list-item>
          <text:p text:style-name="P5">درز عمدی دادهها<text:note text:id="ftn14" text:note-class="footnote"><text:note-citation>14</text:note-citation><text:note-body><text:p text:style-name="P20"><text:span text:style-name="T4">Intentional Data Exfiltration</text:span></text:p></text:note-body></text:note> از شبکه.</text:p>
        </text:list-item>
        <text:list-item>
          <text:p text:style-name="P6">ارتباطات غیرعادی<text:note text:id="ftn15" text:note-class="footnote"><text:note-citation>15</text:note-citation><text:note-body><text:p text:style-name="P21"><text:span text:style-name="T4">Anomalous Communications</text:span></text:p></text:note-body></text:note>.</text:p>
        </text:list-item>
      </text:list>
      <text:p text:style-name="P2"><text:span text:style-name="T2">خبرچین</text:span>، برای نمایش هشدارها، نمودارها و به کارگیری صدها گزارش و هشدار استاندارد، از یک رابط کاربری تعاملی و بصری کاملا تحت وب استفاده میکند. این رابط همچنین، کاربرها را با هر سطح از مهارت قادر میسازد تا بتوانند مجموعه هشدارها، گزارشها و قواعد مخصوص به خود را بسازند. <text:span text:style-name="T2">خبرچین</text:span>، با چفت و جور شدن<text:note text:id="ftn16" text:note-class="footnote"><text:note-citation>16</text:note-citation><text:note-body><text:p text:style-name="P22"><text:span text:style-name="T4">Integrate</text:span></text:p></text:note-body></text:note> فوری با فرایندها و عملیاتهای امنیتی موجود در شبکه، سطحی از آگاهی دهی موقعیتی بلادرنگ را ارائه میدهد که پیش از این قابل دستیابی نبوده است.</text:p>
      <text:p text:style-name="P2"><text:span text:style-name="T5">مجسم ساز (</text:span><text:span text:style-name="T7">Visualize</text:span><text:span text:style-name="T5">) </text:span></text:p>
      <text:p text:style-name="P2"><text:span text:style-name="T2">مجسم ساز</text:span>، یک قابلیت بسیار قدرتمند تحلیلی است که امکان بزرگ نمایی/کوچک نمایی<text:note text:id="ftn17" text:note-class="footnote"><text:note-citation>17</text:note-citation><text:note-body><text:p text:style-name="P23"><text:span text:style-name="T4">Zoom</text:span><text:span text:style-name="T9"> </text:span><text:span text:style-name="T4">in/out</text:span></text:p></text:note-body></text:note> ترافیک گردآمده از شبکه را با استفاده از ماوس یا انگشتان (در محیطهای چندلمسی<text:note text:id="ftn18" text:note-class="footnote"><text:note-citation>18</text:note-citation><text:note-body><text:p text:style-name="P24"><text:span text:style-name="T4">Multi-Touch</text:span></text:p></text:note-body></text:note>) به کاربر میدهد. از این طریق، کاربر میتواند آن چه در یک بازه زمانی مشخص روی شبکه جابهجا میشود را به صورت قابل لمس مشاهده کند. همچنین، کاربر میتواند :</text:p>
      <text:list xml:id="list730750877" text:continue-numbering="true" text:style-name="WWNum1">
        <text:list-item>
          <text:p text:style-name="P4">به سرعت به کاوش در میان حجم وسیعی از اشیا، مانند سندهای متنی یا صداها و تصاویر ضبط شده توسط <text:span text:style-name="T6">NextGen</text:span>، بپردازد.</text:p>
        </text:list-item>
        <text:list-item>
          <text:p text:style-name="P4">یک جدول زمانی بصری از رویدادها ارائه دهد.</text:p>
        </text:list-item>
        <text:list-item>
          <text:p text:style-name="P4">هر فعالیتی (ارتباطات، دادههای ارسال/دریافت شده، تقل و انتقال صدا و تصویر و غیره) را وارسی کند.</text:p>
        </text:list-item>
        <text:list-item>
          <text:p text:style-name="P4">از همهی اطلاعات وصله شده به یک شی خاص آگاهی یابد.</text:p>
        </text:list-item>
      </text:list>
      <text:p text:style-name="P2"><text:soft-page-break/><text:span text:style-name="T2">مجسم ساز</text:span>، کاربر را قادر به شکستن همهی قواعد و صافیها<text:note text:id="ftn19" text:note-class="footnote"><text:note-citation>19</text:note-citation><text:note-body><text:p text:style-name="P25"><text:span text:style-name="T4">Filters</text:span></text:p></text:note-body></text:note>ی اعمال شده توسط <text:span text:style-name="T2">خبرچین</text:span>، برای پالایش و پردازش بعدی اطلاعات، میکند. این قابلیت، کارایی و دقت را برای بسیاری از کارکردها به ارمغان میآورد.</text:p>
      <text:p text:style-name="P2">برخی از موارد استفاده<text:note text:id="ftn20" text:note-class="footnote"><text:note-citation>20</text:note-citation><text:note-body><text:p text:style-name="P26"><text:span text:style-name="T4">Use</text:span><text:span text:style-name="T9"> </text:span><text:span text:style-name="T4">Cases</text:span></text:p></text:note-body></text:note> :</text:p>
      <text:list xml:id="list461699845" text:continue-numbering="true" text:style-name="WWNum1">
        <text:list-item>
          <text:p text:style-name="P4">درز اطلاعات خصوصی : قابلیت نظارت بر همه تصاویر گرفته شده با تلفن همراه و فرستاده شده توسط آن به بیرون از شبکه سازمان.</text:p>
        </text:list-item>
        <text:list-item>
          <text:p text:style-name="P4">رسیدگی به کارمندان : کارمندان چه سندهایی را طی 6 ماه گذشته دریافت یا ارسال کرده اند؟ آیا اطلاعات محرمانه سازمان، مانند اطلاعات مالی، پیش از موعد انتشار یافته است؟</text:p>
        </text:list-item>
        <text:list-item>
          <text:p text:style-name="P4">نظارت بر نشت دادهها : قابلیت ایجاد گزارشهای روزانه برای بازرسی سندهایی که در 24 ساعت گذشته روی شبکه، از هر درگاه یا با هر پروتکلی، مبادله شده است.</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 Mitra" svg:font-family="'B Mitra'" style:font-family-generic="system"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fa" style:country-complex="IR"/>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end" style:justify-single-word="false" fo:orphans="2" fo:widows="2" style:writing-mode="rl-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کارآموزی" style:family="paragraph" style:parent-style-name="Standard" style:default-outline-level="">
      <style:paragraph-properties fo:margin="100%" fo:margin-left="-0.002cm" fo:margin-right="0cm" fo:margin-top="0cm" fo:margin-bottom="0.353cm" fo:text-align="justify" style:justify-single-word="false" fo:text-indent="0.499cm" style:auto-text-indent="false"/>
      <style:text-properties fo:font-size="13pt" style:font-size-asian="13pt" style:font-name-complex="B Nazanin" style:font-size-complex="13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سندهای_20_من" style:display-name="سندهای من" style:family="paragraph" style:parent-style-name="Standard" style:default-outline-level="">
      <style:paragraph-properties fo:margin="100%" fo:margin-left="0cm" fo:margin-right="0cm" fo:margin-top="0cm" fo:margin-bottom="0.353cm" fo:text-align="justify" style:justify-single-word="false" fo:text-indent="0.63cm" style:auto-text-indent="false"/>
      <style:text-properties style:font-name="Times New Roman1" style:font-name-complex="B Mitra" style:font-size-complex="14pt"/>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353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کارآموزی_20_Char" style:display-name="کارآموزی Char" style:family="text" style:parent-style-name="Default_20_Paragraph_20_Font">
      <style:text-properties fo:font-size="13pt" style:font-size-asian="13pt" style:font-name-complex="B Nazanin"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سندهای_20_من_20_Char" style:display-name="سندهای من Char" style:family="text" style:parent-style-name="Default_20_Paragraph_20_Font">
      <style:text-properties style:font-name="Times New Roman1" style:font-name-complex="B Mitra" style:font-size-complex="14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B Mitra"/>
    </style:style>
    <style:style style:name="ListLabel_20_2" style:display-name="ListLabel 2"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65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1cm" fo:margin-bottom="1.501cm" fo:margin-left="2.501cm" fo:margin-right="2.501cm" style:writing-mode="rl-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a</meta:initial-creator>
    <dc:creator>Sona </dc:creator>
    <meta:editing-cycles>7</meta:editing-cycles>
    <meta:print-date>2012-11-16T10:50:00</meta:print-date>
    <meta:creation-date>2012-11-16T10:38:00</meta:creation-date>
    <dc:date>2012-11-22T18:52:45</dc:date>
    <meta:editing-duration>PT53S</meta:editing-duration>
    <meta:generator>LibreOffice/3.5$Linux_x86 LibreOffice_project/350m1$Build-2</meta:generator>
    <meta:document-statistic meta:table-count="0" meta:image-count="0" meta:object-count="0" meta:page-count="3" meta:paragraph-count="42" meta:word-count="640" meta:character-count="3373" meta:non-whitespace-character-count="28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